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F00000195D30A4D03DBACABB3.png" manifest:media-type="image/png"/>
  <manifest:file-entry manifest:full-path="Pictures/100002010000042200000162D968303B427A6362.png" manifest:media-type="image/png"/>
  <manifest:file-entry manifest:full-path="Pictures/1000020100000111000001A0B2B6716FD657E319.png" manifest:media-type="image/png"/>
  <manifest:file-entry manifest:full-path="Pictures/100002010000033700000280697033896057AFFA.png" manifest:media-type="image/png"/>
  <manifest:file-entry manifest:full-path="Pictures/1000020100000178000000B1CB6D22C02DCA1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152cm" svg:stroke-color="#80008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2cm" svg:stroke-color="#bf0041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bf0041" draw:marker-start-width="0.432cm" draw:marker-end-width="0.432cm" svg:stroke-opacity="70%" draw:fill="solid" draw:textarea-vertical-align="middle" fo:padding-top="0.201cm" fo:padding-bottom="0.201cm" fo:padding-left="0.326cm" fo:padding-right="0.326cm" draw:shadow-offset-x="0.203cm" draw:shadow-offset-y="0.203cm"/>
    </style:style>
    <style:style style:name="gr9" style:family="graphic" style:parent-style-name="objectwithoutfill">
      <style:graphic-properties svg:stroke-width="0.152cm" svg:stroke-color="#800080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svg:stroke-color="#5983b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svg:stroke-color="#81d41a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svg:stroke-color="#5983b0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152cm" svg:stroke-color="#81d41a" draw:marker-start-width="0.432cm" draw:marker-end-width="0.432cm" svg:stroke-opacity="70%" draw:fill="solid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285cm" svg:height="3.429cm" draw:transform="rotate (1.5707963267949) translate (14.589cm 20.558cm)">
          <draw:image xlink:href="Pictures/1000020100000178000000B1CB6D22C02DCA12F6.png" xlink:type="simple" xlink:show="embed" xlink:actuate="onLoad" loext:mime-type="image/png">
            <text:p/>
          </draw:image>
        </draw:frame>
        <draw:frame draw:style-name="gr1" draw:text-style-name="P1" draw:layer="layout" svg:width="9.474cm" svg:height="7.367cm" svg:x="9.814cm" svg:y="4.174cm">
          <draw:image xlink:href="Pictures/100002010000033700000280697033896057AFFA.png" xlink:type="simple" xlink:show="embed" xlink:actuate="onLoad" loext:mime-type="image/png">
            <text:p/>
          </draw:image>
        </draw:frame>
        <draw:frame draw:style-name="gr2" draw:text-style-name="P1" draw:layer="layout" svg:width="2.833cm" svg:height="4.318cm" draw:transform="rotate (-1.5707963267949) translate (26.781cm 8.073cm)">
          <draw:image xlink:href="Pictures/1000020100000111000001A0B2B6716FD657E319.png" xlink:type="simple" xlink:show="embed" xlink:actuate="onLoad" loext:mime-type="image/png">
            <text:p/>
          </draw:image>
        </draw:frame>
        <draw:line draw:style-name="gr3" draw:text-style-name="P2" draw:layer="layout" svg:x1="15.986cm" svg:y1="13.573cm" svg:x2="16.748cm" svg:y2="11.033cm">
          <text:p/>
        </draw:line>
        <draw:line draw:style-name="gr3" draw:text-style-name="P2" draw:layer="layout" svg:x1="17.764cm" svg:y1="4.683cm" svg:x2="22.463cm" svg:y2="9.89cm">
          <text:p/>
        </draw:line>
        <draw:line draw:style-name="gr4" draw:text-style-name="P2" draw:layer="layout" svg:x1="16.875cm" svg:y1="13.7cm" svg:x2="15.224cm" svg:y2="11.033cm">
          <text:p/>
        </draw:line>
        <draw:line draw:style-name="gr4" draw:text-style-name="P2" draw:layer="layout" svg:x1="22.463cm" svg:y1="9.128cm" svg:x2="15.225cm" svg:y2="11.034cm">
          <text:p/>
        </draw:line>
        <draw:line draw:style-name="gr5" draw:text-style-name="P2" draw:layer="layout" svg:x1="15.732cm" svg:y1="10.906cm" svg:x2="16.367cm" svg:y2="13.573cm">
          <text:p/>
        </draw:line>
        <draw:line draw:style-name="gr5" draw:text-style-name="P2" draw:layer="layout" svg:x1="15.733cm" svg:y1="10.907cm" svg:x2="22.463cm" svg:y2="9.509cm">
          <text:p/>
        </draw:line>
      </draw:page>
      <draw:page draw:name="page2" draw:style-name="dp1" draw:master-page-name="Default">
        <draw:frame draw:style-name="gr6" draw:text-style-name="P3" draw:layer="layout" svg:width="21.637cm" svg:height="7.239cm" svg:x="14.462cm" svg:y="11.16cm">
          <draw:image xlink:href="Pictures/100002010000042200000162D968303B427A6362.png" xlink:type="simple" xlink:show="embed" xlink:actuate="onLoad" loext:mime-type="image/png">
            <text:p/>
          </draw:image>
        </draw:frame>
        <draw:frame draw:style-name="gr1" draw:text-style-name="P1" draw:layer="layout" svg:width="5.588cm" svg:height="2.63cm" draw:transform="rotate (1.5707963267949) translate (14.97cm 25.257cm)">
          <draw:image xlink:href="Pictures/1000020100000178000000B1CB6D22C02DCA12F6.png" xlink:type="simple" xlink:show="embed" xlink:actuate="onLoad" loext:mime-type="image/png">
            <text:p/>
          </draw:image>
        </draw:frame>
        <draw:frame draw:style-name="gr1" draw:text-style-name="P1" draw:layer="layout" svg:width="9.474cm" svg:height="7.367cm" svg:x="1.94cm" svg:y="11.16cm">
          <draw:image xlink:href="Pictures/100002010000033700000280697033896057AFFA.png" xlink:type="simple" xlink:show="embed" xlink:actuate="onLoad" loext:mime-type="image/png">
            <text:p/>
          </draw:image>
        </draw:frame>
        <draw:frame draw:style-name="gr1" draw:text-style-name="P1" draw:layer="layout" svg:width="2.833cm" svg:height="4.318cm" draw:transform="rotate (-3.14159265358979) translate (21.801cm 24.176cm)">
          <draw:image xlink:href="Pictures/1000020100000111000001A0B2B6716FD657E319.png" xlink:type="simple" xlink:show="embed" xlink:actuate="onLoad" loext:mime-type="image/png">
            <text:p/>
          </draw:image>
        </draw:frame>
        <draw:line draw:style-name="gr7" draw:text-style-name="P2" draw:layer="layout" svg:x1="16.113cm" svg:y1="19.923cm" svg:x2="16.113cm" svg:y2="15.732cm">
          <text:p/>
        </draw:line>
        <draw:line draw:style-name="gr4" draw:text-style-name="P2" draw:layer="layout" svg:x1="7.223cm" svg:y1="19.923cm" svg:x2="7.223cm" svg:y2="17.891cm">
          <text:p/>
        </draw:line>
        <draw:line draw:style-name="gr5" draw:text-style-name="P2" draw:layer="layout" svg:x1="7.604cm" svg:y1="17.891cm" svg:x2="7.604cm" svg:y2="19.161cm">
          <text:p/>
        </draw:line>
        <draw:frame draw:style-name="gr6" draw:text-style-name="P3" draw:layer="layout" svg:width="7.112cm" svg:height="7.521cm" svg:x="22.844cm" svg:y="2.443cm">
          <draw:image xlink:href="Pictures/100002010000017F00000195D30A4D03DBACABB3.png" xlink:type="simple" xlink:show="embed" xlink:actuate="onLoad" loext:mime-type="image/png">
            <text:p/>
          </draw:image>
        </draw:frame>
        <draw:line draw:style-name="gr4" draw:text-style-name="P2" draw:layer="layout" svg:x1="16.621cm" svg:y1="17.383cm" svg:x2="16.621cm" svg:y2="19.923cm">
          <text:p/>
        </draw:line>
        <draw:line draw:style-name="gr5" draw:text-style-name="P2" draw:layer="layout" svg:x1="16.367cm" svg:y1="19.923cm" svg:x2="16.367cm" svg:y2="17.764cm">
          <text:p/>
        </draw:line>
        <draw:line draw:style-name="gr4" draw:text-style-name="P2" draw:layer="layout" svg:x1="20.021cm" svg:y1="17.383cm" svg:x2="20.021cm" svg:y2="19.923cm">
          <text:p/>
        </draw:line>
        <draw:line draw:style-name="gr5" draw:text-style-name="P2" draw:layer="layout" svg:x1="20.367cm" svg:y1="19.924cm" svg:x2="20.367cm" svg:y2="17.765cm">
          <text:p/>
        </draw:line>
        <draw:line draw:style-name="gr3" draw:text-style-name="P2" draw:layer="layout" svg:x1="20.814cm" svg:y1="19.924cm" svg:x2="20.685cm" svg:y2="15.478cm">
          <text:p/>
        </draw:line>
        <draw:line draw:style-name="gr4" draw:text-style-name="P2" draw:layer="layout" svg:x1="13.7cm" svg:y1="19.923cm" svg:x2="7.223cm" svg:y2="19.923cm">
          <text:p/>
        </draw:line>
        <draw:line draw:style-name="gr5" draw:text-style-name="P2" draw:layer="layout" svg:x1="15.732cm" svg:y1="19.161cm" svg:x2="7.604cm" svg:y2="19.161cm">
          <text:p/>
        </draw:line>
        <draw:line draw:style-name="gr4" draw:text-style-name="P2" draw:layer="layout" svg:x1="13.623cm" svg:y1="19.923cm" svg:x2="13.623cm" svg:y2="17.383cm">
          <text:p/>
        </draw:line>
        <draw:line draw:style-name="gr4" draw:text-style-name="P2" draw:layer="layout" svg:x1="15.732cm" svg:y1="17.383cm" svg:x2="13.623cm" svg:y2="17.383cm">
          <text:p/>
        </draw:line>
        <draw:line draw:style-name="gr5" draw:text-style-name="P2" draw:layer="layout" svg:x1="15.732cm" svg:y1="17.864cm" svg:x2="15.732cm" svg:y2="19.134cm">
          <text:p/>
        </draw:line>
        <draw:line draw:style-name="gr8" draw:text-style-name="P2" draw:layer="layout" svg:x1="9.001cm" svg:y1="15.569cm" svg:x2="16.113cm" svg:y2="15.569cm">
          <text:p/>
        </draw:line>
        <draw:line draw:style-name="gr8" draw:text-style-name="P2" draw:layer="layout" svg:x1="9.001cm" svg:y1="15.569cm" svg:x2="9.001cm" svg:y2="17.891cm">
          <text:p/>
        </draw:line>
        <draw:line draw:style-name="gr9" draw:text-style-name="P2" draw:layer="layout" svg:x1="9.89cm" svg:y1="14.033cm" svg:x2="20.685cm" svg:y2="15.224cm">
          <text:p/>
        </draw:line>
        <draw:line draw:style-name="gr9" draw:text-style-name="P2" draw:layer="layout" svg:x1="9.89cm" svg:y1="14.054cm" svg:x2="9.89cm" svg:y2="11.768cm">
          <text:p/>
        </draw:line>
        <draw:line draw:style-name="gr4" draw:text-style-name="P2" draw:layer="layout" svg:x1="34.401cm" svg:y1="11.668cm" svg:x2="34.401cm" svg:y2="17.383cm">
          <text:p/>
        </draw:line>
        <draw:line draw:style-name="gr5" draw:text-style-name="P2" draw:layer="layout" svg:x1="34.718cm" svg:y1="17.738cm" svg:x2="34.718cm" svg:y2="12.022cm">
          <text:p/>
        </draw:line>
        <draw:line draw:style-name="gr5" draw:text-style-name="P2" draw:layer="layout" svg:x1="23.987cm" svg:y1="12.049cm" svg:x2="23.987cm" svg:y2="9.89cm">
          <text:p/>
        </draw:line>
        <draw:line draw:style-name="gr4" draw:text-style-name="P2" draw:layer="layout" svg:x1="23.606cm" svg:y1="9.636cm" svg:x2="23.606cm" svg:y2="11.795cm">
          <text:p/>
        </draw:line>
        <draw:line draw:style-name="gr10" draw:text-style-name="P2" draw:layer="layout" svg:x1="24.241cm" svg:y1="9.636cm" svg:x2="24.241cm" svg:y2="12.938cm">
          <text:p/>
        </draw:line>
        <draw:line draw:style-name="gr11" draw:text-style-name="P2" draw:layer="layout" svg:x1="24.368cm" svg:y1="9.636cm" svg:x2="24.622cm" svg:y2="13.319cm">
          <text:p/>
        </draw:line>
        <draw:line draw:style-name="gr12" draw:text-style-name="P2" draw:layer="layout" svg:x1="14.208cm" svg:y1="13.319cm" svg:x2="24.241cm" svg:y2="13.238cm">
          <text:p/>
        </draw:line>
        <draw:line draw:style-name="gr12" draw:text-style-name="P2" draw:layer="layout" svg:x1="14.209cm" svg:y1="13.32cm" svg:x2="14.208cm" svg:y2="9.89cm">
          <text:p/>
        </draw:line>
        <draw:line draw:style-name="gr12" draw:text-style-name="P2" draw:layer="layout" svg:x1="10.271cm" svg:y1="9.89cm" svg:x2="14.209cm" svg:y2="9.89cm">
          <text:p/>
        </draw:line>
        <draw:line draw:style-name="gr12" draw:text-style-name="P2" draw:layer="layout" svg:x1="10.271cm" svg:y1="9.89cm" svg:x2="10.271cm" svg:y2="11.541cm">
          <text:p/>
        </draw:line>
        <draw:line draw:style-name="gr11" draw:text-style-name="P2" draw:layer="layout" svg:x1="24.368cm" svg:y1="9.637cm" svg:x2="24.622cm" svg:y2="13.32cm">
          <text:p/>
        </draw:line>
        <draw:line draw:style-name="gr13" draw:text-style-name="P2" draw:layer="layout" svg:x1="13.7cm" svg:y1="13.827cm" svg:x2="24.622cm" svg:y2="13.827cm">
          <text:p/>
        </draw:line>
        <draw:line draw:style-name="gr13" draw:text-style-name="P2" draw:layer="layout" svg:x1="13.636cm" svg:y1="13.83cm" svg:x2="13.636cm" svg:y2="11.667cm">
          <text:p/>
        </draw:line>
        <draw:line draw:style-name="gr13" draw:text-style-name="P2" draw:layer="layout" svg:x1="10.652cm" svg:y1="11.668cm" svg:x2="13.636cm" svg:y2="11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3:04:21.209079195</meta:creation-date>
    <dc:date>2025-01-14T06:03:12.947872915</dc:date>
    <meta:editing-duration>PT46S</meta:editing-duration>
    <meta:editing-cycles>2</meta:editing-cycles>
    <meta:generator>LibreOffice/6.4.7.2$Linux_X86_64 LibreOffice_project/40$Build-2</meta:generator>
    <meta:document-statistic meta:object-count="45"/>
  </office:meta>
</office:document-meta>
</file>